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2" style:family="paragraph" style:parent-style-name="Heading_20_1" style:master-page-name="First_20_Page">
      <style:paragraph-properties style:page-number="auto"/>
    </style:style>
    <style:style style:name="P63" style:family="paragraph" style:parent-style-name="Heading_20_1">
      <style:paragraph-properties>
        <style:tab-stops>
          <style:tab-stop style:position="4.3575in"/>
        </style:tab-stops>
      </style:paragraph-properties>
    </style:style>
    <style:style style:name="P64" style:family="paragraph" style:parent-style-name="Heading_20_3">
      <style:paragraph-properties>
        <style:tab-stops>
          <style:tab-stop style:position="0.5953in"/>
        </style:tab-stops>
      </style:paragraph-properties>
    </style:style>
    <style:style style:name="P65" style:family="paragraph" style:parent-style-name="Heading_20_3">
      <style:paragraph-properties fo:margin-top="0.1181in" fo:margin-bottom="0in" style:contextual-spacing="false"/>
    </style:style>
    <style:style style:name="P66" style:family="paragraph" style:parent-style-name="Heading_20_4">
      <style:paragraph-properties fo:margin-top="0.1181in" fo:margin-bottom="0in" style:contextual-spacing="false"/>
    </style:style>
    <style:style style:name="P67"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
      <style:text-properties style:font-name="Arial" fo:font-style="normal" style:font-style-asian="normal" style:font-style-complex="normal"/>
    </style:style>
    <style:style style:name="P72" style:family="paragraph" style:parent-style-name="Standard" style:list-style-name="L2"/>
    <style:style style:name="P73" style:family="paragraph" style:parent-style-name="Standard" style:list-style-name="L3">
      <style:paragraph-properties fo:margin-top="0in" fo:margin-bottom="0in" style:contextual-spacing="false" fo:line-height="100%"/>
    </style:style>
    <style:style style:name="P74"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5" style:family="paragraph" style:parent-style-name="Standard" style:list-style-name="L4">
      <style:paragraph-properties fo:margin-top="0in" fo:margin-bottom="0in" style:contextual-spacing="false"/>
    </style:style>
    <style:style style:name="P76" style:family="paragraph" style:parent-style-name="Standard" style:list-style-name="L5">
      <style:paragraph-properties fo:margin-top="0in" fo:margin-bottom="0in" style:contextual-spacing="false"/>
    </style:style>
    <style:style style:name="P77" style:family="paragraph" style:parent-style-name="Standard" style:list-style-name="L6">
      <style:paragraph-properties fo:margin-top="0in" fo:margin-bottom="0in" style:contextual-spacing="false"/>
    </style:style>
    <style:style style:name="P78" style:family="paragraph" style:parent-style-name="Standard" style:list-style-name="L7">
      <style:paragraph-properties fo:margin-top="0in" fo:margin-bottom="0in" style:contextual-spacing="false"/>
    </style:style>
    <style:style style:name="P79" style:family="paragraph" style:parent-style-name="Standard" style:list-style-name="L8">
      <style:paragraph-properties fo:margin-top="0in" fo:margin-bottom="0in" style:contextual-spacing="false"/>
    </style:style>
    <style:style style:name="P80" style:family="paragraph" style:parent-style-name="Standard" style:list-style-name="L9">
      <style:paragraph-properties fo:margin-top="0in" fo:margin-bottom="0in" style:contextual-spacing="false"/>
    </style:style>
    <style:style style:name="P81" style:family="paragraph" style:parent-style-name="Table_20_Contents">
      <style:paragraph-properties fo:margin-top="0in" fo:margin-bottom="0in" style:contextual-spacing="false" fo:text-align="start"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4" style:family="paragraph" style:parent-style-name="Table_20_Heading">
      <style:paragraph-properties fo:margin-top="0in" fo:margin-bottom="0in" style:contextual-spacing="false" fo:text-align="center" style:justify-single-word="false"/>
    </style:style>
    <style:style style:name="P85" style:family="paragraph" style:parent-style-name="Table_20_Heading">
      <style:paragraph-properties fo:margin-top="0in" fo:margin-bottom="0in" style:contextual-spacing="false"/>
    </style:style>
    <style:style style:name="P86"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7" style:family="paragraph">
      <style:paragraph-properties style:writing-mode="lr-tb"/>
      <style:text-properties style:font-name="Times New Roman" fo:font-size="1pt"/>
    </style:style>
    <style:style style:name="P88"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9016848" text:id="ct105553139016848">
          <text:deletion>
            <office:change-info>
              <dc:creator>Bob Jacobsen</dc:creator>
              <dc:date>2023-04-04T12:58:44</dc:date>
            </office:change-info>
            <text:p text:style-name="Footnote">Appendix 1, and </text:p>
          </text:deletion>
        </text:changed-region>
        <text:changed-region xml:id="ct105553138395456" text:id="ct105553138395456">
          <text:insertion>
            <office:change-info>
              <dc:creator>Bob Jacobsen</dc:creator>
              <dc:date>2023-04-04T12:58:48</dc:date>
            </office:change-info>
          </text:insertion>
        </text:changed-region>
        <text:changed-region xml:id="ct105553139014688" text:id="ct105553139014688">
          <text:deletion>
            <office:change-info>
              <dc:creator>Bob Jacobsen</dc:creator>
              <dc:date>2023-04-04T12:58:48</dc:date>
            </office:change-info>
            <text:p text:style-name="Footnote">it</text:p>
          </text:deletion>
        </text:changed-region>
        <text:changed-region xml:id="ct105553139057120" text:id="ct105553139057120">
          <text:insertion>
            <office:change-info>
              <dc:creator>Bob Jacobsen</dc:creator>
              <dc:date>2023-04-04T12:58:09</dc:date>
            </office:change-info>
          </text:insertion>
        </text:changed-region>
        <text:changed-region xml:id="ct105553139025312" text:id="ct105553139025312">
          <text:deletion>
            <office:change-info>
              <dc:creator>Bob Jacobsen</dc:creator>
              <dc:date>2023-04-04T12:58:08</dc:date>
            </office:change-info>
            <text:p text:style-name="P17">N</text:p>
          </text:deletion>
        </text:changed-region>
        <text:changed-region xml:id="ct105553138392576" text:id="ct105553138392576">
          <text:insertion>
            <office:change-info>
              <dc:creator>Bob Jacobsen</dc:creator>
              <dc:date>2023-04-04T12:58:14</dc:date>
            </office:change-info>
          </text:insertion>
        </text:changed-region>
        <text:changed-region xml:id="ct105553139029632" text:id="ct105553139029632">
          <text:deletion>
            <office:change-info>
              <dc:creator>Bob Jacobsen</dc:creator>
              <dc:date>2023-04-04T12:58:14</dc:date>
            </office:change-info>
            <text:p text:style-name="P17">N</text:p>
          </text:deletion>
        </text:changed-region>
        <text:changed-region xml:id="ct105553138794976" text:id="ct105553138794976">
          <text:deletion>
            <office:change-info>
              <dc:creator>Jim Kueneman</dc:creator>
              <dc:date>2019-11-29T20:26:00</dc:date>
            </office:change-info>
            <text:p text:style-name="P14"><text:s text:c="3"/></text:p>
          </text:deletion>
        </text:changed-region>
        <text:changed-region xml:id="ct105553138795936" text:id="ct105553138795936">
          <text:insertion>
            <office:change-info>
              <dc:creator>Jim Kueneman</dc:creator>
              <dc:date>2019-11-30T11:04:00</dc:date>
            </office:change-info>
          </text:insertion>
        </text:changed-region>
        <text:changed-region xml:id="ct105553138796416" text:id="ct105553138796416">
          <text:insertion>
            <office:change-info>
              <dc:creator>Jim Kueneman</dc:creator>
              <dc:date>2019-11-30T11:07:00</dc:date>
            </office:change-info>
          </text:insertion>
        </text:changed-region>
        <text:changed-region xml:id="ct105553138636656" text:id="ct105553138636656">
          <text:insertion>
            <office:change-info>
              <dc:creator>Jim Kueneman</dc:creator>
              <dc:date>2019-11-30T11:05:00</dc:date>
            </office:change-info>
          </text:insertion>
        </text:changed-region>
        <text:changed-region xml:id="ct105553138636896" text:id="ct105553138636896">
          <text:insertion>
            <office:change-info>
              <dc:creator>Jim Kueneman</dc:creator>
              <dc:date>2019-11-30T11:08:00</dc:date>
            </office:change-info>
          </text:insertion>
        </text:changed-region>
        <text:changed-region xml:id="ct105553138637136" text:id="ct105553138637136">
          <text:insertion>
            <office:change-info>
              <dc:creator>Jim Kueneman</dc:creator>
              <dc:date>2019-11-30T11:05:00</dc:date>
            </office:change-info>
          </text:insertion>
        </text:changed-region>
        <text:changed-region xml:id="ct105553138637376" text:id="ct105553138637376">
          <text:insertion>
            <office:change-info>
              <dc:creator>Jim Kueneman</dc:creator>
              <dc:date>2019-11-30T11:08:00</dc:date>
            </office:change-info>
          </text:insertion>
        </text:changed-region>
        <text:changed-region xml:id="ct105553138637616" text:id="ct105553138637616">
          <text:insertion>
            <office:change-info>
              <dc:creator>Jim Kueneman</dc:creator>
              <dc:date>2019-11-30T11:12:00</dc:date>
            </office:change-info>
          </text:insertion>
        </text:changed-region>
        <text:changed-region xml:id="ct105553138637856" text:id="ct105553138637856">
          <text:insertion>
            <office:change-info>
              <dc:creator>Jim Kueneman</dc:creator>
              <dc:date>2019-11-30T11:05:00</dc:date>
            </office:change-info>
          </text:insertion>
        </text:changed-region>
        <text:changed-region xml:id="ct105553138638096" text:id="ct105553138638096">
          <text:insertion>
            <office:change-info>
              <dc:creator>Jim Kueneman</dc:creator>
              <dc:date>2019-11-30T11:08:00</dc:date>
            </office:change-info>
          </text:insertion>
        </text:changed-region>
        <text:changed-region xml:id="ct105553138638336" text:id="ct105553138638336">
          <text:insertion>
            <office:change-info>
              <dc:creator>Jim Kueneman</dc:creator>
              <dc:date>2019-11-30T11:12:00</dc:date>
            </office:change-info>
          </text:insertion>
        </text:changed-region>
        <text:changed-region xml:id="ct105553138638576" text:id="ct105553138638576">
          <text:insertion>
            <office:change-info>
              <dc:creator>Jim Kueneman</dc:creator>
              <dc:date>2019-11-30T11:05:00</dc:date>
            </office:change-info>
          </text:insertion>
        </text:changed-region>
        <text:changed-region xml:id="ct105553138638816" text:id="ct105553138638816">
          <text:insertion>
            <office:change-info>
              <dc:creator>Jim Kueneman</dc:creator>
              <dc:date>2019-11-30T11:08:00</dc:date>
            </office:change-info>
          </text:insertion>
        </text:changed-region>
        <text:changed-region xml:id="ct105553138639056" text:id="ct105553138639056">
          <text:insertion>
            <office:change-info>
              <dc:creator>Jim Kueneman</dc:creator>
              <dc:date>2019-11-30T11:12:00</dc:date>
            </office:change-info>
          </text:insertion>
        </text:changed-region>
        <text:changed-region xml:id="ct105553138639296" text:id="ct105553138639296">
          <text:insertion>
            <office:change-info>
              <dc:creator>Jim Kueneman</dc:creator>
              <dc:date>2019-11-30T11:14:00</dc:date>
            </office:change-info>
          </text:insertion>
        </text:changed-region>
        <text:changed-region xml:id="ct105553138639536" text:id="ct105553138639536">
          <text:insertion>
            <office:change-info>
              <dc:creator>Jim Kueneman</dc:creator>
              <dc:date>2019-11-30T11:08:00</dc:date>
            </office:change-info>
          </text:insertion>
        </text:changed-region>
        <text:changed-region xml:id="ct105553138639776" text:id="ct105553138639776">
          <text:insertion>
            <office:change-info>
              <dc:creator>Jim Kueneman</dc:creator>
              <dc:date>2019-11-30T11:05:00</dc:date>
            </office:change-info>
          </text:insertion>
        </text:changed-region>
        <text:changed-region xml:id="ct105553138640016" text:id="ct105553138640016">
          <text:insertion>
            <office:change-info>
              <dc:creator>Jim Kueneman</dc:creator>
              <dc:date>2019-11-30T11:08:00</dc:date>
            </office:change-info>
          </text:insertion>
        </text:changed-region>
        <text:changed-region xml:id="ct105553138640256" text:id="ct105553138640256">
          <text:insertion>
            <office:change-info>
              <dc:creator>Jim Kueneman</dc:creator>
              <dc:date>2019-11-30T11:08:00</dc:date>
            </office:change-info>
          </text:insertion>
        </text:changed-region>
        <text:changed-region xml:id="ct105553138640496" text:id="ct105553138640496">
          <text:insertion>
            <office:change-info>
              <dc:creator>Jim Kueneman</dc:creator>
              <dc:date>2019-11-30T11:05:00</dc:date>
            </office:change-info>
          </text:insertion>
        </text:changed-region>
        <text:changed-region xml:id="ct105553138640736" text:id="ct105553138640736">
          <text:insertion>
            <office:change-info>
              <dc:creator>Jim Kueneman</dc:creator>
              <dc:date>2019-11-30T11:08:00</dc:date>
            </office:change-info>
          </text:insertion>
        </text:changed-region>
        <text:changed-region xml:id="ct105553138640976" text:id="ct105553138640976">
          <text:insertion>
            <office:change-info>
              <dc:creator>Jim Kueneman</dc:creator>
              <dc:date>2019-11-30T11:05:00</dc:date>
            </office:change-info>
          </text:insertion>
        </text:changed-region>
        <text:changed-region xml:id="ct105553138641216" text:id="ct105553138641216">
          <text:insertion>
            <office:change-info>
              <dc:creator>Jim Kueneman</dc:creator>
              <dc:date>2019-11-30T11:09:00</dc:date>
            </office:change-info>
          </text:insertion>
        </text:changed-region>
        <text:changed-region xml:id="ct105553138641456" text:id="ct105553138641456">
          <text:insertion>
            <office:change-info>
              <dc:creator>Jim Kueneman</dc:creator>
              <dc:date>2019-11-30T11:09:00</dc:date>
            </office:change-info>
          </text:insertion>
        </text:changed-region>
        <text:changed-region xml:id="ct105553138641696" text:id="ct105553138641696">
          <text:insertion>
            <office:change-info>
              <dc:creator>Jim Kueneman</dc:creator>
              <dc:date>2019-11-30T11:09:00</dc:date>
            </office:change-info>
          </text:insertion>
        </text:changed-region>
        <text:changed-region xml:id="ct105553138641936" text:id="ct105553138641936">
          <text:insertion>
            <office:change-info>
              <dc:creator>Jim Kueneman</dc:creator>
              <dc:date>2019-11-30T11:09:00</dc:date>
            </office:change-info>
          </text:insertion>
        </text:changed-region>
        <text:changed-region xml:id="ct105553138642176" text:id="ct105553138642176">
          <text:insertion>
            <office:change-info>
              <dc:creator>Jim Kueneman</dc:creator>
              <dc:date>2019-11-30T11:09:00</dc:date>
            </office:change-info>
          </text:insertion>
        </text:changed-region>
        <text:changed-region xml:id="ct105553138642416" text:id="ct105553138642416">
          <text:insertion>
            <office:change-info>
              <dc:creator>Jim Kueneman</dc:creator>
              <dc:date>2019-11-30T11:09:00</dc:date>
            </office:change-info>
          </text:insertion>
        </text:changed-region>
        <text:changed-region xml:id="ct105553138642656" text:id="ct105553138642656">
          <text:insertion>
            <office:change-info>
              <dc:creator>Jim Kueneman</dc:creator>
              <dc:date>2019-11-30T11:06:00</dc:date>
            </office:change-info>
          </text:insertion>
        </text:changed-region>
        <text:changed-region xml:id="ct105553138642896" text:id="ct105553138642896">
          <text:insertion>
            <office:change-info>
              <dc:creator>Jim Kueneman</dc:creator>
              <dc:date>2019-11-30T11:09:00</dc:date>
            </office:change-info>
          </text:insertion>
        </text:changed-region>
        <text:changed-region xml:id="ct105553138643136" text:id="ct105553138643136">
          <text:insertion>
            <office:change-info>
              <dc:creator>Jim Kueneman</dc:creator>
              <dc:date>2019-11-30T11:12:00</dc:date>
            </office:change-info>
          </text:insertion>
        </text:changed-region>
        <text:changed-region xml:id="ct105553138643376" text:id="ct105553138643376">
          <text:insertion>
            <office:change-info>
              <dc:creator>Jim Kueneman</dc:creator>
              <dc:date>2019-11-30T11:09:00</dc:date>
            </office:change-info>
          </text:insertion>
        </text:changed-region>
        <text:changed-region xml:id="ct105553138643616" text:id="ct105553138643616">
          <text:deletion>
            <office:change-info>
              <dc:creator>Jim Kueneman</dc:creator>
              <dc:date>2019-11-29T20:22:00</dc:date>
            </office:change-info>
            <text:p text:style-name="P24"/>
            <text:p text:style-name="P24"/>
          </text:deletion>
        </text:changed-region>
        <text:changed-region xml:id="ct105553138643856" text:id="ct105553138643856">
          <text:insertion>
            <office:change-info>
              <dc:creator>Jim Kueneman</dc:creator>
              <dc:date>2019-11-30T11:07:00</dc:date>
            </office:change-info>
          </text:insertion>
        </text:changed-region>
        <text:changed-region xml:id="ct105553138644096" text:id="ct105553138644096">
          <text:insertion>
            <office:change-info>
              <dc:creator>Jim Kueneman</dc:creator>
              <dc:date>2019-11-30T11:12:00</dc:date>
            </office:change-info>
          </text:insertion>
        </text:changed-region>
        <text:changed-region xml:id="ct105553138644336" text:id="ct105553138644336">
          <text:insertion>
            <office:change-info>
              <dc:creator>Jim Kueneman</dc:creator>
              <dc:date>2019-11-30T11:07:00</dc:date>
            </office:change-info>
          </text:insertion>
        </text:changed-region>
        <text:changed-region xml:id="ct105553138644576" text:id="ct105553138644576">
          <text:insertion>
            <office:change-info>
              <dc:creator>Jim Kueneman</dc:creator>
              <dc:date>2019-11-29T20:32:00</dc:date>
            </office:change-info>
          </text:insertion>
        </text:changed-region>
        <text:changed-region xml:id="ct105553138644816" text:id="ct105553138644816">
          <text:insertion>
            <office:change-info>
              <dc:creator>Jim Kueneman</dc:creator>
              <dc:date>2019-11-30T11:09:00</dc:date>
            </office:change-info>
          </text:insertion>
        </text:changed-region>
        <text:changed-region xml:id="ct105553138645056" text:id="ct105553138645056">
          <text:insertion>
            <office:change-info>
              <dc:creator>Jim Kueneman</dc:creator>
              <dc:date>2019-11-30T11:13:00</dc:date>
            </office:change-info>
          </text:insertion>
        </text:changed-region>
        <text:changed-region xml:id="ct105553138645296" text:id="ct105553138645296">
          <text:insertion>
            <office:change-info>
              <dc:creator>Jim Kueneman</dc:creator>
              <dc:date>2019-11-29T20:28:00</dc:date>
            </office:change-info>
          </text:insertion>
        </text:changed-region>
        <text:changed-region xml:id="ct105553138645536" text:id="ct105553138645536">
          <text:insertion>
            <office:change-info>
              <dc:creator>Jim Kueneman</dc:creator>
              <dc:date>2019-11-30T11:14:00</dc:date>
            </office:change-info>
          </text:insertion>
        </text:changed-region>
        <text:changed-region xml:id="ct105553138645776" text:id="ct105553138645776">
          <text:insertion>
            <office:change-info>
              <dc:creator>Jim Kueneman</dc:creator>
              <dc:date>2019-11-30T11:16:00</dc:date>
            </office:change-info>
          </text:insertion>
        </text:changed-region>
        <text:changed-region xml:id="ct105553138625552" text:id="ct105553138625552">
          <text:deletion>
            <office:change-info>
              <dc:creator>Balazs Racz</dc:creator>
              <dc:date>2023-03-30T17:08:52</dc:date>
            </office:change-info>
            <text:p text:style-name="P7">Reserved.</text:p>
          </text:deletion>
        </text:changed-region>
        <text:changed-region xml:id="ct105553138625312" text:id="ct105553138625312">
          <text:insertion>
            <office:change-info>
              <dc:creator>Balazs Racz</dc:creator>
              <dc:date>2023-03-30T17:08:52</dc:date>
            </office:change-info>
          </text:insertion>
        </text:changed-region>
        <text:changed-region xml:id="ct105553138564816" text:id="ct105553138564816">
          <text:deletion>
            <office:change-info>
              <dc:creator>Bob Jacobsen</dc:creator>
              <dc:date>2023-03-30T16:14:27</dc:date>
            </office:change-info>
            <text:p text:style-name="P20">Type</text:p>
          </text:deletion>
        </text:changed-region>
        <text:changed-region xml:id="ct105553138781472" text:id="ct105553138781472">
          <text:insertion>
            <office:change-info>
              <dc:creator>Bob Jacobsen</dc:creator>
              <dc:date>2023-03-30T16:14:27</dc:date>
            </office:change-info>
          </text:insertion>
        </text:changed-region>
        <text:changed-region xml:id="ct105553138621952" text:id="ct105553138621952">
          <text:deletion>
            <office:change-info>
              <dc:creator>Bob Jacobsen</dc:creator>
              <dc:date>2023-03-30T16:14:30</dc:date>
            </office:change-info>
            <text:p text:style-name="Standard">type</text:p>
          </text:deletion>
        </text:changed-region>
        <text:changed-region xml:id="ct105553138625792" text:id="ct105553138625792">
          <text:insertion>
            <office:change-info>
              <dc:creator>Bob Jacobsen</dc:creator>
              <dc:date>2023-03-30T16:14:30</dc:date>
            </office:change-info>
          </text:insertion>
        </text:changed-region>
        <text:changed-region xml:id="ct105553138626032" text:id="ct105553138626032">
          <text:deletion>
            <office:change-info>
              <dc:creator>Bob Jacobsen</dc:creator>
              <dc:date>2023-03-30T16:14:34</dc:date>
            </office:change-info>
            <text:p text:style-name="P14">Type</text:p>
          </text:deletion>
        </text:changed-region>
        <text:changed-region xml:id="ct105553138626272" text:id="ct105553138626272">
          <text:insertion>
            <office:change-info>
              <dc:creator>Bob Jacobsen</dc:creator>
              <dc:date>2023-03-30T16:14:34</dc:date>
            </office:change-info>
          </text:insertion>
        </text:changed-region>
        <text:changed-region xml:id="ct105553138626512" text:id="ct105553138626512">
          <text:deletion>
            <office:change-info>
              <dc:creator>Bob Jacobsen</dc:creator>
              <dc:date>2023-03-30T16:14:39</dc:date>
            </office:change-info>
            <text:p text:style-name="Table">Type</text:p>
          </text:deletion>
        </text:changed-region>
        <text:changed-region xml:id="ct105553138626752" text:id="ct105553138626752">
          <text:insertion>
            <office:change-info>
              <dc:creator>Bob Jacobsen</dc:creator>
              <dc:date>2023-03-30T16:14:39</dc:date>
            </office:change-info>
          </text:insertion>
        </text:changed-region>
        <text:changed-region xml:id="ct105553138626992" text:id="ct105553138626992">
          <text:deletion>
            <office:change-info>
              <dc:creator>Bob Jacobsen</dc:creator>
              <dc:date>2023-03-30T16:14:43</dc:date>
            </office:change-info>
            <text:h text:style-name="Heading_20_4" text:outline-level="4">Type</text:h>
          </text:deletion>
        </text:changed-region>
        <text:changed-region xml:id="ct105553138627232" text:id="ct105553138627232">
          <text:insertion>
            <office:change-info>
              <dc:creator>Bob Jacobsen</dc:creator>
              <dc:date>2023-03-30T16:14:43</dc:date>
            </office:change-info>
          </text:insertion>
        </text:changed-region>
        <text:changed-region xml:id="ct105553138627472" text:id="ct105553138627472">
          <text:deletion>
            <office:change-info>
              <dc:creator>Bob Jacobsen</dc:creator>
              <dc:date>2023-03-30T16:14:46</dc:date>
            </office:change-info>
            <text:p text:style-name="Standard">type</text:p>
          </text:deletion>
        </text:changed-region>
        <text:changed-region xml:id="ct105553138627712" text:id="ct105553138627712">
          <text:insertion>
            <office:change-info>
              <dc:creator>Bob Jacobsen</dc:creator>
              <dc:date>2023-03-30T16:14:46</dc:date>
            </office:change-info>
          </text:insertion>
        </text:changed-region>
        <text:changed-region xml:id="ct105553138627952" text:id="ct105553138627952">
          <text:deletion>
            <office:change-info>
              <dc:creator>Bob Jacobsen</dc:creator>
              <dc:date>2023-03-30T16:14:50</dc:date>
            </office:change-info>
            <text:p text:style-name="P20">Type</text:p>
          </text:deletion>
        </text:changed-region>
        <text:changed-region xml:id="ct105553138628192" text:id="ct105553138628192">
          <text:insertion>
            <office:change-info>
              <dc:creator>Bob Jacobsen</dc:creator>
              <dc:date>2023-03-30T16:14:50</dc:date>
            </office:change-info>
          </text:insertion>
        </text:changed-region>
        <text:changed-region xml:id="ct105553138628432" text:id="ct105553138628432">
          <text:deletion>
            <office:change-info>
              <dc:creator>Bob Jacobsen</dc:creator>
              <dc:date>2023-03-30T16:14:56</dc:date>
            </office:change-info>
            <text:p text:style-name="Table">Type</text:p>
          </text:deletion>
        </text:changed-region>
        <text:changed-region xml:id="ct105553138628672" text:id="ct105553138628672">
          <text:insertion>
            <office:change-info>
              <dc:creator>Bob Jacobsen</dc:creator>
              <dc:date>2023-03-30T16:14:56</dc:date>
            </office:change-info>
          </text:insertion>
        </text:changed-region>
        <text:changed-region xml:id="ct105553138628912" text:id="ct105553138628912">
          <text:deletion>
            <office:change-info>
              <dc:creator>Bob Jacobsen</dc:creator>
              <dc:date>2023-03-30T16:17:41</dc:date>
            </office:change-info>
            <text:p text:style-name="Table"><text:s/>Format</text:p>
          </text:deletion>
        </text:changed-region>
        <text:changed-region xml:id="ct105553138629152" text:id="ct105553138629152">
          <text:deletion>
            <office:change-info>
              <dc:creator>Bob Jacobsen</dc:creator>
              <dc:date>2023-03-30T16:15:00</dc:date>
            </office:change-info>
            <text:h text:style-name="P66" text:outline-level="4">Type</text:h>
          </text:deletion>
        </text:changed-region>
        <text:changed-region xml:id="ct105553138629392" text:id="ct105553138629392">
          <text:insertion>
            <office:change-info>
              <dc:creator>Bob Jacobsen</dc:creator>
              <dc:date>2023-03-30T16:15:00</dc:date>
            </office:change-info>
          </text:insertion>
        </text:changed-region>
        <text:changed-region xml:id="ct105553138629632" text:id="ct105553138629632">
          <text:deletion>
            <office:change-info>
              <dc:creator>Bob Jacobsen</dc:creator>
              <dc:date>2023-03-30T16:15:04</dc:date>
            </office:change-info>
            <text:p text:style-name="P45">Type</text:p>
          </text:deletion>
        </text:changed-region>
        <text:changed-region xml:id="ct105553138629872" text:id="ct105553138629872">
          <text:insertion>
            <office:change-info>
              <dc:creator>Bob Jacobsen</dc:creator>
              <dc:date>2023-03-30T16:15:04</dc:date>
            </office:change-info>
          </text:insertion>
        </text:changed-region>
        <text:changed-region xml:id="ct105553138654720" text:id="ct105553138654720">
          <text:insertion>
            <office:change-info>
              <dc:creator>Balazs Racz</dc:creator>
              <dc:date>2023-03-30T17:03:02</dc:date>
            </office:change-info>
          </text:insertion>
        </text:changed-region>
        <text:changed-region xml:id="ct105553138654960" text:id="ct105553138654960">
          <text:insertion>
            <office:change-info>
              <dc:creator>Balazs Racz</dc:creator>
              <dc:date>2023-03-30T17:03:08</dc:date>
            </office:change-info>
          </text:insertion>
        </text:changed-region>
        <text:changed-region xml:id="ct105553138582944" text:id="ct105553138582944">
          <text:insertion>
            <office:change-info>
              <dc:creator>Balazs Racz</dc:creator>
              <dc:date>2023-03-30T16:22:46</dc:date>
            </office:change-info>
          </text:insertion>
        </text:changed-region>
        <text:changed-region xml:id="ct105553138583184" text:id="ct105553138583184">
          <text:insertion>
            <office:change-info>
              <dc:creator>Balazs Racz</dc:creator>
              <dc:date>2023-03-30T16:07:49</dc:date>
            </office:change-info>
          </text:insertion>
        </text:changed-region>
        <text:changed-region xml:id="ct105553138583424" text:id="ct105553138583424">
          <text:deletion>
            <office:change-info>
              <dc:creator>Balazs Racz</dc:creator>
              <dc:date>2023-03-30T16:08:01</dc:date>
            </office:change-info>
            <text:p text:style-name="P50"><text:s text:c="2"/></text:p>
          </text:deletion>
        </text:changed-region>
        <text:changed-region xml:id="ct105553138583664" text:id="ct105553138583664">
          <text:insertion>
            <office:change-info>
              <dc:creator>Balazs Racz</dc:creator>
              <dc:date>2023-03-30T16:11:47</dc:date>
            </office:change-info>
          </text:insertion>
        </text:changed-region>
        <text:changed-region xml:id="ct105553138583904" text:id="ct105553138583904">
          <text:insertion>
            <office:change-info>
              <dc:creator>Balazs Racz</dc:creator>
              <dc:date>2023-03-30T20:20:37</dc:date>
            </office:change-info>
          </text:insertion>
        </text:changed-region>
        <text:changed-region xml:id="ct105553138584144" text:id="ct105553138584144">
          <text:insertion>
            <office:change-info>
              <dc:creator>Balazs Racz</dc:creator>
              <dc:date>2023-03-30T20:23:27</dc:date>
            </office:change-info>
          </text:insertion>
        </text:changed-region>
        <text:changed-region xml:id="ct105553138584384" text:id="ct105553138584384">
          <text:insertion>
            <office:change-info>
              <dc:creator>Balazs Racz</dc:creator>
              <dc:date>2023-03-30T20:21:44</dc:date>
            </office:change-info>
          </text:insertion>
        </text:changed-region>
        <text:changed-region xml:id="ct105553138584624" text:id="ct105553138584624">
          <text:insertion>
            <office:change-info>
              <dc:creator>Balazs Racz</dc:creator>
              <dc:date>2023-03-30T20:53:23</dc:date>
            </office:change-info>
          </text:insertion>
        </text:changed-region>
        <text:changed-region xml:id="ct105553138584864" text:id="ct105553138584864">
          <text:deletion>
            <office:change-info>
              <dc:creator>Balazs Racz</dc:creator>
              <dc:date>2023-03-30T20:20:37</dc:date>
            </office:change-info>
            <text:p text:style-name="P50"><text:span text:style-name="T27"><text:s/></text:span></text:p>
          </text:deletion>
        </text:changed-region>
        <text:changed-region xml:id="ct105553138585104" text:id="ct105553138585104">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1">OpenLCB Common Information Technical Note</text:p>
        </text:list-item>
      </text:list>
      <text:p text:style-name="Standard">This Standard is in the context of the following OpenLCB Standard:</text:p>
      <text:list xml:id="list813988460" text:style-name="L2">
        <text:list-item>
          <text:p text:style-name="P72">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25855392738671" text:continue-numbering="true" text:style-name="L2">
        <text:list-item>
          <text:p text:style-name="P72">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25856750369911" text:continue-numbering="true" text:style-name="L2">
        <text:list-item>
          <text:p text:style-name="P72">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4"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39016848"/>the associated TN, <text:change-start text:change-id="ct105553138395456"/><text:span text:style-name="T30">which</text:span><text:change-end text:change-id="ct105553138395456"/><text:change text:change-id="ct105553139014688"/>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3">The MTI</text:p>
        </text:list-item>
        <text:list-item>
          <text:p text:style-name="P73">The source Node ID</text:p>
        </text:list-item>
        <text:list-item>
          <text:p text:style-name="P73">If the MTI flags it as being present, the destination Node ID</text:p>
        </text:list-item>
        <text:list-item>
          <text:p text:style-name="P73">If the MTI flags it as being present, an Event ID</text:p>
        </text:list-item>
        <text:list-item>
          <text:p text:style-name="P73">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5">Uninitialized</text:p>
        </text:list-item>
        <text:list-item>
          <text:p text:style-name="P7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text:change-start text:change-id="ct105553139057120"/>-<text:change-end text:change-id="ct105553139057120"/><text:change text:change-id="ct105553139025312"/></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2523554197" text:style-name="L5">
        <text:list-item>
          <text:p text:style-name="P68">Two bytes of error code. <text:s/></text:p>
        </text:list-item>
        <text:list-item>
          <text:p text:style-name="P76"><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69">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17"><text:change-start text:change-id="ct105553138392576"/>-<text:change-end text:change-id="ct105553138392576"/><text:change text:change-id="ct105553139029632"/></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25856396554867" text:continue-numbering="true" text:style-name="L5">
        <text:list-item>
          <text:p text:style-name="P68">Two bytes of error code.</text:p>
        </text:list-item>
        <text:list-item>
          <text:p text:style-name="P76"><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8">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17">-</text:p>
          </table:table-cell>
          <table:table-cell table:style-name="Table9.C2" office:value-type="string">
            <text:p text:style-name="P17">Y</text:p>
          </table:table-cell>
          <table:table-cell table:style-name="Table9.D2" office:value-type="string">
            <text:p text:style-name="P17">N</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15">-</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4"><text:change text:change-id="ct105553138794976"/>Protocol Flags</text:p>
            </table:table-cell>
            <table:table-cell table:style-name="Table13.A1" office:value-type="string">
              <text:p text:style-name="P14"><text:change-start text:change-id="ct105553138795936"/>LCC Adopted<text:change-end text:change-id="ct105553138795936"/></text:p>
            </table:table-cell>
            <table:table-cell table:style-name="Table13.D1" office:value-type="string">
              <text:p text:style-name="P14"><text:change-start text:change-id="ct105553138796416"/>OpenLCB Adopted<text:change-end text:change-id="ct105553138796416"/></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cell table:style-name="Table13.C2" office:value-type="string">
            <text:p text:style-name="P16"><text:change-start text:change-id="ct105553138636656"/>x<text:change-end text:change-id="ct105553138636656"/></text:p>
          </table:table-cell>
          <table:table-cell table:style-name="Table13.D2" office:value-type="string">
            <text:p text:style-name="P16"><text:change-start text:change-id="ct105553138636896"/>x<text:change-end text:change-id="ct105553138636896"/></text:p>
          </table:table-cell>
        </table:table-row>
        <table:table-row table:style-name="Table13.1">
          <table:table-cell table:style-name="Table13.A3" office:value-type="string">
            <text:p text:style-name="P24">Datagram Protocol</text:p>
          </table:table-cell>
          <table:table-cell table:style-name="Table13.B2" office:value-type="string">
            <text:p text:style-name="P16">0x40 00 00</text:p>
          </table:table-cell>
          <table:table-cell table:style-name="Table13.C2" office:value-type="string">
            <text:p text:style-name="P16"><text:change-start text:change-id="ct105553138637136"/>x<text:change-end text:change-id="ct105553138637136"/></text:p>
          </table:table-cell>
          <table:table-cell table:style-name="Table13.D2" office:value-type="string">
            <text:p text:style-name="P16"><text:change-start text:change-id="ct105553138637376"/>x<text:change-end text:change-id="ct105553138637376"/></text:p>
          </table:table-cell>
        </table:table-row>
        <table:table-row table:style-name="Table13.1">
          <table:table-cell table:style-name="Table13.A3" office:value-type="string">
            <text:p text:style-name="P24">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105553138637616"/>2<text:change-end text:change-id="ct105553138637616"/></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6">0x10 00 00</text:p>
          </table:table-cell>
          <table:table-cell table:style-name="Table13.C2" office:value-type="string">
            <text:p text:style-name="P16"><text:change-start text:change-id="ct105553138637856"/>x<text:change-end text:change-id="ct105553138637856"/></text:p>
          </table:table-cell>
          <table:table-cell table:style-name="Table13.D2" office:value-type="string">
            <text:p text:style-name="P16"><text:change-start text:change-id="ct105553138638096"/>x<text:change-end text:change-id="ct105553138638096"/></text:p>
          </table:table-cell>
        </table:table-row>
        <table:table-row table:style-name="Table13.1">
          <table:table-cell table:style-name="Table13.A3" office:value-type="string">
            <text:p text:style-name="P24">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105553138638336"/>3<text:change-end text:change-id="ct105553138638336"/></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105553138638576"/>x<text:change-end text:change-id="ct105553138638576"/></text:p>
          </table:table-cell>
          <table:table-cell table:style-name="Table13.D2" office:value-type="string">
            <text:p text:style-name="P16"><text:change-start text:change-id="ct105553138638816"/>x<text:change-end text:change-id="ct105553138638816"/></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105553138639056"/>3<text:change-end text:change-id="ct105553138639056"/></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105553138639296"/>4<text:change-end text:change-id="ct105553138639296"/></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105553138639536"/>3<text:change-end text:change-id="ct105553138639536"/></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105553138639776"/>x<text:change-end text:change-id="ct105553138639776"/></text:p>
          </table:table-cell>
          <table:table-cell table:style-name="Table13.D2" office:value-type="string">
            <text:p text:style-name="P16"><text:change-start text:change-id="ct105553138640016"/>x<text:change-end text:change-id="ct105553138640016"/></text:p>
          </table:table-cell>
        </table:table-row>
        <table:table-row table:style-name="Table13.1">
          <table:table-cell table:style-name="Table13.A3" office:value-type="string">
            <text:p text:style-name="P24">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105553138640256"/>3<text:change-end text:change-id="ct105553138640256"/></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105553138640496"/>x<text:change-end text:change-id="ct105553138640496"/></text:p>
          </table:table-cell>
          <table:table-cell table:style-name="Table13.D2" office:value-type="string">
            <text:p text:style-name="P16"><text:change-start text:change-id="ct105553138640736"/>x<text:change-end text:change-id="ct105553138640736"/></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105553138640976"/>x<text:change-end text:change-id="ct105553138640976"/></text:p>
          </table:table-cell>
          <table:table-cell table:style-name="Table13.D2" office:value-type="string">
            <text:p text:style-name="P16"><text:change-start text:change-id="ct105553138641216"/>x<text:change-end text:change-id="ct105553138641216"/></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105553138641456"/>2<text:change-end text:change-id="ct105553138641456"/></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105553138641696"/>2<text:change-end text:change-id="ct105553138641696"/></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105553138641936"/>3<text:change-end text:change-id="ct105553138641936"/></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105553138642176"/>2<text:change-end text:change-id="ct105553138642176"/></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105553138642416"/>2<text:change-end text:change-id="ct105553138642416"/></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105553138642656"/>1<text:change-end text:change-id="ct105553138642656"/></text:p>
          </table:table-cell>
          <table:table-cell table:style-name="Table13.D2" office:value-type="string">
            <text:p text:style-name="P15"><text:change-start text:change-id="ct105553138642896"/>x<text:change-end text:change-id="ct105553138642896"/></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105553138643136"/>1<text:change-end text:change-id="ct105553138643136"/></text:p>
          </table:table-cell>
          <table:table-cell table:style-name="Table13.D2" office:value-type="string">
            <text:p text:style-name="P15"><text:change-start text:change-id="ct105553138643376"/>x<text:change-end text:change-id="ct105553138643376"/></text:p>
          </table:table-cell>
        </table:table-row>
        <table:table-row table:style-name="Table13.1">
          <table:table-cell table:style-name="Table13.A3" office:value-type="string">
            <text:p text:style-name="P24">Reserved for future protocol bits. Shall be sent as 0 and ignored upon receipt.<text:change text:change-id="ct105553138643616"/>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7"><text:change-start text:change-id="ct105553138643856"/><text:s text:c="6"/>1) In <text:s/>Review<text:change-end text:change-id="ct105553138643856"/> <text:change-start text:change-id="ct105553138644096"/>for adoption<text:change-end text:change-id="ct105553138644096"/><text:change-start text:change-id="ct105553138644336"/></text:p>
      <text:p text:style-name="P37"><text:change-end text:change-id="ct105553138644336"/><text:change-start text:change-id="ct105553138644576"/><text:s text:c="6"/><text:change-end text:change-id="ct105553138644576"/><text:change-start text:change-id="ct105553138644816"/>2) Protocol development is active and <text:change-end text:change-id="ct105553138644816"/><text:change-start text:change-id="ct105553138645056"/>in work<text:change-end text:change-id="ct105553138645056"/><text:change-start text:change-id="ct105553138645296"/></text:p>
      <text:p text:style-name="P37"><text:s text:c="6"/>3) Protocol is reserved for future use but is not actively in work <text:change-end text:change-id="ct105553138645296"/><text:change-start text:change-id="ct105553138645536"/></text:p>
      <text:p text:style-name="P37"><text:s text:c="6"/>4) Detailed working note available on OpenLCB website, early adoption nodes implemented this protocol but it is not required<text:change-end text:change-id="ct105553138645536"/><text:change-start text:change-id="ct105553138645776"/> for conformance<text:change-end text:change-id="ct105553138645776"/></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5"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38625552"/><text:change-start text:change-id="ct105553138625312"/>Not found.<text:change-end text:change-id="ct105553138625312"/></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7">Verify Node ID ; </text:p>
        </text:list-item>
        <text:list-item>
          <text:p text:style-name="P77">Verified Node ID;</text:p>
        </text:list-item>
        <text:list-item>
          <text:p text:style-name="P77">Protocol Support Inquiry;</text:p>
        </text:list-item>
        <text:list-item>
          <text:p text:style-name="P77">Identify Consumers;</text:p>
        </text:list-item>
        <text:list-item>
          <text:p text:style-name="P77">Identify Producers; </text:p>
        </text:list-item>
        <text:list-item>
          <text:p text:style-name="P77">Identify Events; </text:p>
        </text:list-item>
        <text:list-item>
          <text:p text:style-name="P77">Learn Event; </text:p>
        </text:list-item>
        <text:list-item>
          <text:p text:style-name="P77">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5"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3"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8">The Common-MTI is shortened to 12 bits, and <text:span text:style-name="T7">carried in the</text:span> header. <text:s/></text:p>
        </text:list-item>
        <text:list-item>
          <text:p text:style-name="P78">Node IDs are shortened to 12 bit CAN-Aliases. <text:s/></text:p>
        </text:list-item>
        <text:list-item>
          <text:p text:style-name="P78">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25855779805867" text:continue-list="list125856750369911" text:style-name="L2">
        <text:list-item>
          <text:p text:style-name="P72">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38564816"/><text:change-start text:change-id="ct105553138781472"/><text:span text:style-name="T29">Format</text:span><text:change-end text:change-id="ct105553138781472"/></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38621952"/><text:change-start text:change-id="ct105553138625792"/><text:span text:style-name="T29">format</text:span><text:change-end text:change-id="ct105553138625792"/>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38626032"/><text:change-start text:change-id="ct105553138626272"/><text:span text:style-name="T29">Format</text:span><text:change-end text:change-id="ct105553138626272"/></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38626512"/><text:change-start text:change-id="ct105553138626752"/><text:span text:style-name="T29">Format</text:span><text:change-end text:change-id="ct105553138626752"/> Values</text:p>
      <text:h text:style-name="Heading_20_4" text:outline-level="4"><text:bookmark-start text:name="__RefHeading___Toc3101_1797310152"/>Global and Addressed Messages, CAN Frame <text:change text:change-id="ct105553138626992"/><text:change-start text:change-id="ct105553138627232"/><text:span text:style-name="T29">Format</text:span><text:change-end text:change-id="ct105553138627232"/> 1 <text:bookmark-end text:name="__RefHeading___Toc3101_1797310152"/></text:h>
      <text:p text:style-name="Standard">Global and Addressed messages are those Common MTIs with the “stream and datagram” bits set to 0, and are mapped to and from CAN MTI <text:change text:change-id="ct105553138627472"/><text:change-start text:change-id="ct105553138627712"/><text:span text:style-name="T29">format</text:span><text:change-end text:change-id="ct105553138627712"/>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38627952"/><text:change-start text:change-id="ct105553138628192"/><text:span text:style-name="T29">Format</text:span><text:change-end text:change-id="ct105553138628192"/></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38628432"/><text:change-start text:change-id="ct105553138628672"/><text:span text:style-name="T29">Format</text:span><text:change-end text:change-id="ct105553138628672"/> 1<text:change text:change-id="ct105553138628912"/></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79">The two rr bits are reserved, and read and send as zeros. <text:s/></text:p>
        </text:list-item>
        <text:list-item>
          <text:p text:style-name="P79">The two ff bits can be used for packing and unpacking large messages to a sequence of CAN frames, see below. <text:s/>The coding is: <text:s/></text:p>
        </text:list-item>
      </text:list>
      <text:list text:style-name="L9">
        <text:list-item>
          <text:p text:style-name="P74">00 Only frame</text:p>
        </text:list-item>
        <text:list-item>
          <text:p text:style-name="P74">01 First frame of more than one</text:p>
        </text:list-item>
        <text:list-item>
          <text:p text:style-name="P74">10 Last frame of more than one</text:p>
        </text:list-item>
        <text:list-item>
          <text:p text:style-name="P74">11 Middle frame of more than 2.</text:p>
        </text:list-item>
        <text:list-item>
          <text:p text:style-name="P80">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6" text:outline-level="4"><text:bookmark-start text:name="__RefHeading___Toc3103_1797310152"/>Datagram and Stream Messages, CAN Frame <text:change text:change-id="ct105553138629152"/><text:change-start text:change-id="ct105553138629392"/><text:span text:style-name="T29">Format</text:span><text:change-end text:change-id="ct105553138629392"/>s 2-5 and 7<text:bookmark-end text:name="__RefHeading___Toc3103_1797310152"/></text:h>
      <text:p text:style-name="P45">Frame <text:change text:change-id="ct105553138629632"/><text:change-start text:change-id="ct105553138629872"/><text:span text:style-name="T29">Format</text:span><text:change-end text:change-id="ct105553138629872"/>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38654720"/><text:span text:style-name="T26">MTI, </text:span><text:change-end text:change-id="ct105553138654720"/>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38654960"/><text:span text:style-name="T26">MTI, </text:span><text:change-end text:change-id="ct105553138654960"/>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38582944"/> <text:span text:style-name="T25">and </text:span><text:change-end text:change-id="ct105553138582944"/><text:change-start text:change-id="ct105553138583184"/><text:span text:style-name="T25">Sequencing</text:span><text:bookmark-end text:name="__RefHeading___Toc3129_1797310152"/><text:change-end text:change-id="ct105553138583184"/></text:h>
      <text:p text:style-name="P50">CAN implementations shall send the frames of a message together to reduce buffering. <text:change text:change-id="ct105553138583424"/>Higher-priority messages may be sent in the middle of a lower-priority message<text:change-start text:change-id="ct105553138583664"/>, <text:span text:style-name="T25">including when the higher priority message itself is fragmented into multiple frames</text:span><text:change-end text:change-id="ct105553138583664"/>.<text:change-start text:change-id="ct105553138583904"/></text:p>
      <text:p text:style-name="P50"><text:span text:style-name="T27">Gateways shall reassemble the frames of fragmented messages before sending them out on </text:span><text:change-end text:change-id="ct105553138583904"/><text:change-start text:change-id="ct105553138584144"/><text:span text:style-name="T27">data </text:span><text:change-end text:change-id="ct105553138584144"/><text:change-start text:change-id="ct105553138584384"/><text:span text:style-name="T27">links that support the necessary message length</text:span><text:change-end text:change-id="ct105553138584384"/><text:change-start text:change-id="ct105553138584624"/><text:span text:style-name="T27">, </text:span><text:span text:style-name="T28">unless otherwise stated by a specific Standard.</text:span><text:change-end text:change-id="ct105553138584624"/><text:change text:change-id="ct105553138584864"/><text:change text:change-id="ct105553138585104"/></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8805056" text:id="ct105553138805056">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38805536" text:id="ct105553138805536">
            <text:insertion>
              <office:change-info>
                <dc:creator>Alex Shepherd</dc:creator>
                <dc:date>2021-05-01T00:31:51</dc:date>
              </office:change-info>
            </text:insertion>
          </text:changed-region>
        </text:tracked-changes>
        <text:p text:style-name="MP4"><text:change text:change-id="ct105553138805056"/><text:change-start text:change-id="ct105553138805536"/><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38805536"/></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8635216" text:id="ct105553138635216">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38635456" text:id="ct105553138635456">
            <text:insertion>
              <office:change-info>
                <dc:creator>Alex Shepherd</dc:creator>
                <dc:date>2021-05-01T00:31:44</dc:date>
              </office:change-info>
            </text:insertion>
          </text:changed-region>
        </text:tracked-changes>
        <text:p text:style-name="MP8"><text:change text:change-id="ct105553138635216"/><text:change-start text:change-id="ct105553138635456"/><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38635456"/><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3</meta:editing-cycles>
    <meta:editing-duration>P40DT20H21M45S</meta:editing-duration>
    <meta:generator>LibreOffice/7.4.6.2$MacOSX_X86_64 LibreOffice_project/5b1f5509c2decdade7fda905e3e1429a67acd63d</meta:generator>
    <dc:date>2023-04-04T12:58:54.160218592</dc:date>
    <meta:keyword>OpenLCB Message Network Standard</meta:keyword>
    <dc:subject>Message Network</dc:subject>
    <dc:creator>Bob Jacobsen</dc:creator>
    <meta:document-statistic meta:table-count="25" meta:image-count="1" meta:object-count="0" meta:page-count="19" meta:paragraph-count="802" meta:word-count="4679" meta:character-count="28408" meta:non-whitespace-character-count="24133"/>
    <meta:user-defined meta:name="OLCBdate">Mar 30, 2023</meta:user-defined>
    <meta:user-defined meta:name="OLCBstatus">Draft</meta:user-defined>
    <meta:user-defined meta:name="OLCByear">2023</meta:user-defined>
  </office:meta>
</office:document-meta>
</file>